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5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writing-mode="rl-tb"/>
    </style:style>
    <style:style style:name="P24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-color="#ffffff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7" style:family="paragraph">
      <loext:graphic-properties draw:fill="none" draw:fill-color="#ffffff"/>
    </style:style>
    <style:style style:name="P3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40" style:family="paragraph">
      <style:paragraph-properties fo:margin-left="0cm" fo:margin-right="0cm" fo:text-indent="0cm"/>
    </style:style>
    <style:style style:name="P41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7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1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1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1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4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</text:span><text:span text:style-name="T1">al </text:span><text:span text:style-name="T1">Clas</text:span><text:span text:style-name="T1">ses </text:span><text:span text:style-name="T1">&amp; </text:span><text:span text:style-name="T1">Poly</text:span><text:span text:style-name="T1">mor</text:span><text:span text:style-name="T1">phis</text:span><text:span text:style-name="T1">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</text:span><text:span text:style-name="T2">on 1: </text:span><text:span text:style-name="T2">Dr. </text:span><text:span text:style-name="T2">Ofir </text:span><text:span text:style-name="T2">Pele</text:span></text:p>
              </text:list-item>
              <text:list-item>
                <text:p text:style-name="P3"><text:span text:style-name="T2">Versi</text:span><text:span text:style-name="T2">on 2: </text:span><text:span text:style-name="T2">Dr. </text:span><text:span text:style-name="T2">Miri </text:span><text:span text:style-name="T2">Ben-</text:span><text:span text:style-name="T2">Niss</text:span><text:span text:style-name="T2">an</text:span></text:p>
              </text:list-item>
              <text:list-item>
                <text:p text:style-name="P3"><text:span text:style-name="T2">Versi</text:span><text:span text:style-name="T2">on 3: </text:span><text:span text:style-name="T2">Dr. </text:span><text:span text:style-name="T2">Erel </text:span><text:span text:style-name="T2">Sega</text:span><text:span text:style-name="T2">l-</text:span><text:span text:style-name="T2">Hale</text:span><text:span text:style-name="T2">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</text:span><text:span text:style-name="T4">mpl</text:span><text:span text:style-name="T4">e </text:span><text:span text:style-name="T4">(revi</text:span><text:span text:style-name="T4">site</text:span><text:span text:style-name="T4">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</text:span><text:span text:style-name="T4">tion </text:span><text:span text:style-name="T4">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4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{ </text:span><text:span text:style-name="T8"><text:line-break/></text:span><text:span text:style-name="T8">      Square, Circle, 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    </text:span><text:span text:style-name="T8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  <text:p text:style-name="P13"><text:span text:style-name="T9">Cannot add new shapes without adding “if”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</text:span><text:span text:style-name="T4">tion </text:span><text:span text:style-name="T4">#2 – </text:span><text:span text:style-name="T4">diffe</text:span><text:span text:style-name="T4">rent </text:span><text:span text:style-name="T4">clas</text:span><text:span text:style-name="T4">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6" draw:layer="layout" svg:width="26.246cm" svg:height="15.874cm" svg:x="0.847cm" svg:y="2.54cm" presentation:class="outline" presentation:user-transformed="true">
          <draw:text-box>
            <text:p text:style-name="P15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5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const</text:span><text:span text:style-name="T11">; </text:span><text:span text:style-name="T11"><text:line-break/></text:span><text:span text:style-name="T11">}; </text:span></text:p>
            <text:p text:style-name="P15"><text:span text:style-name="T12">Cannot handle an array of different shape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olu</text:span><text:span text:style-name="T4">tion </text:span><text:span text:style-name="T4">#3 – </text:span><text:span text:style-name="T4">hier</text:span><text:span text:style-name="T4">arch</text:span><text:span text:style-name="T4">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13">class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 </text:span><text:span text:style-name="T14">{cout&lt;&lt;</text:span><text:span text:style-name="T15">'h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/text:p>
            <text:p text:style-name="P13"><text:span text:style-name="T14"><text:s text:c="2"/></text:span><text:span text:style-name="T13">void</text:span><text:span text:style-name="T14"> drawTwice() </text:span><text:span text:style-name="T13">const </text:span><text:span text:style-name="T14">{draw(); draw();}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Squar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</text:span><text:span text:style-name="T13"> const </text:span><text:span text:style-name="T14">{cout&lt;&lt;</text:span><text:span text:style-name="T15">'q'</text:span><text:span text:style-name="T14">;}</text:span></text:p>
            <text:p text:style-name="P13"><text:span text:style-name="T13"><text:s text:c="2"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Circl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</text:span><text:span text:style-name="T14"> {cout&lt;&lt;</text:span><text:span text:style-name="T15">'c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text:span text:style-name="T14"><text:line-break/></text:span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</text:span><text:span text:style-name="T4">ti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/text:p>
            <text:p text:style-name="P13"><text:span text:style-name="T16">for (…) myShapes[i].draw();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</text:span><text:span text:style-name="T4">ti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9">–</text:span><text:span text:style-name="T19">- The Circle and Square will be constructed </text:span><text:span text:style-name="T19">and then sliced to fit inside the Shape objects.</text:span></text:p>
            <text:p text:style-name="P13"><text:span text:style-name="T19"/></text:p>
            <text:p text:style-name="P13"><text:span text:style-name="T19">“</text:span><text:span text:style-name="T16">myShapes[</text:span><text:span text:style-name="T17">0</text:span><text:span text:style-name="T16">] = Circle()</text:span><text:span text:style-name="T19">” copies from the </text:span><text:span text:style-name="T19">circle, its hidden “Shape” field.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</text:span><text:span text:style-name="T4">ti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/text:p>
            <text:p text:style-name="P13"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</text:span><text:span text:style-name="T4">ti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  <text:p text:style-name="P13"><text:span text:style-name="T6">No slicing, but still, </text:span><text:span text:style-name="T18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</text:span><text:span text:style-name="T4">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1"/></text:p>
            <text:p text:style-name="P13"><text:span text:style-name="T21">When we write:</text:span></text:p>
            <text:p text:style-name="P15"><text:span text:style-name="T8">Circle circle; </text:span><text:span text:style-name="T8"><text:line-break/></text:span><text:span text:style-name="T8">circle.draw(); </text:span></text:p>
            <text:p text:style-name="P15"><text:span text:style-name="T21">The compiler calls </text:span><text:span text:style-name="T22">Circle::draw()</text:span></text:p>
            <text:p text:style-name="P13"><text:span text:style-name="T23"/></text:p>
            <text:p text:style-name="P13"><text:span text:style-name="T23">When we write:</text:span></text:p>
            <text:p text:style-name="P15"><text:span text:style-name="T24">Shape* p = </text:span><text:span text:style-name="T25">new</text:span><text:span text:style-name="T24"> Circle(); </text:span><text:span text:style-name="T24"><text:line-break/></text:span><text:span text:style-name="T24">p-&gt;draw(); </text:span><text:span text:style-name="T24"><text:line-break/></text:span><text:span text:style-name="T23">The compiler calls </text:span><text:span text:style-name="T24">Shape::draw() </text:span><text:span text:style-name="T24"><text:line-break/></text:span><text:span text:style-name="T23">Why? </text:span><text:span text:style-name="T22">*p</text:span><text:span text:style-name="T23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</text:span><text:span text:style-name="T4">s </text:span><text:span text:style-name="T4">Hier</text:span><text:span text:style-name="T4">arch</text:span><text:span text:style-name="T4">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5"><text:span text:style-name="T26">Derived obj; </text:span><text:span text:style-name="T26"><text:line-break/></text:span><text:span text:style-name="T26">obj.foo();</text:span><text:span text:style-name="T26"><text:line-break/></text:span><text:span text:style-name="T21">Calls </text:span><text:span text:style-name="T22">Base::foo()</text:span></text:p>
            <text:p text:style-name="P13"><text:span text:style-name="T23">Derived does not implement this method</text:span></text:p>
            <text:p text:style-name="P13"><text:span text:style-name="T23"/></text:p>
            <text:p text:style-name="P13"><text:span text:style-name="T27">obj.bar();</text:span></text:p>
            <text:p text:style-name="P13"><text:span text:style-name="T23">Calls</text:span><text:span text:style-name="T22"> Derived::bar()</text:span></text:p>
            <text:p text:style-name="P13"><text:span text:style-name="T23">Two implementations, the more specific is used</text:span></text:p>
            <text:p text:style-name="P13"><text:span text:style-name="T23"/></text:p>
          </draw:text-box>
        </draw:frame>
        <draw:line draw:name="מחבר ישר 5" draw:style-name="gr2" draw:text-style-name="P17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</text:span><text:span text:style-name="T4">ritan</text:span><text:span text:style-name="T4">ce &amp; </text:span><text:span text:style-name="T4">Ove</text:span><text:span text:style-name="T4">rloa</text:span><text:span text:style-name="T4">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8">Derived</text:span><text:span text:style-name="T29"> inherits the method</text:span><text:span text:style-name="T28"> foo() </text:span><text:span text:style-name="T29">from </text:span><text:span text:style-name="T28">Base</text:span></text:p>
            <text:list text:style-name="L5">
              <text:list-item>
                <text:list>
                  <text:list-item>
                    <text:p text:style-name="P18"><text:span text:style-name="T29">The inherited class uses methods of the </text:span><text:span text:style-name="T29">base class</text:span></text:p>
                  </text:list-item>
                </text:list>
              </text:list-item>
            </text:list>
            <text:p text:style-name="P19"><text:span text:style-name="T29"/></text:p>
            <text:p text:style-name="P13"><text:span text:style-name="T28">Derived</text:span><text:span text:style-name="T29"> overrides the implementation of </text:span><text:span text:style-name="T28">bar()</text:span></text:p>
            <text:list text:continue-numbering="true" text:style-name="L5">
              <text:list-item>
                <text:list>
                  <text:list-item>
                    <text:p text:style-name="P18"><text:span text:style-name="T29">This mechanism allows an inherited class </text:span><text:span text:style-name="T29">to specialize the implementation </text:span></text:p>
                  </text:list-item>
                </text:list>
              </text:list-item>
            </text:list>
            <text:p text:style-name="P13"><text:span text:style-name="T2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</text:span><text:span text:style-name="T4">c </text:span><text:span text:style-name="T4">reso</text:span><text:span text:style-name="T4">lutio</text:span><text:span text:style-name="T4">n</text:span><text:span text:style-name="T4"><text:line-break/></text:span><text:span text:style-name="T4">(aka </text:span><text:span text:style-name="T4">earl</text:span><text:span text:style-name="T4">y/st</text:span><text:span text:style-name="T4">atic </text:span><text:span text:style-name="T4">bind</text:span><text:span text:style-name="T4">ing/r</text:span><text:span text:style-name="T4">esol</text:span><text:span text:style-name="T4">utio</text:span><text:span text:style-name="T4">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</text:span><text:span text:style-name="T4">c </text:span><text:span text:style-name="T4">reso</text:span><text:span text:style-name="T4">lutio</text:span><text:span text:style-name="T4">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</text:span><text:span text:style-name="T6">method to call?</text:span></text:p>
            <text:p text:style-name="P13"><text:span text:style-name="T6"/></text:p>
            <text:p text:style-name="P13"><text:span text:style-name="T18">Static Resolution</text:span><text:span text:style-name="T6">:</text:span></text:p>
            <text:p text:style-name="P13"><text:span text:style-name="T6">Based on the type of the </text:span><text:span text:style-name="T30">variable</text:span><text:span text:style-name="T6">.</text:span></text:p>
            <text:list text:style-name="L5">
              <text:list-item>
                <text:list>
                  <text:list-item>
                    <text:p text:style-name="P18"><text:span text:style-name="T18">Not</text:span><text:span text:style-name="T6"> the type of the object!</text:span></text:p>
                  </text:list-item>
                </text:list>
              </text:list-item>
            </text:list>
            <text:p text:style-name="P20"><text:span text:style-name="T6"/></text:p>
            <text:p text:style-name="P13"><text:span text:style-name="T6">The compiler finds the most specific </text:span><text:span text:style-name="T6">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</text:span><text:span text:style-name="T4">c </text:span><text:span text:style-name="T4">reso</text:span><text:span text:style-name="T4">lutio</text:span><text:span text:style-name="T4">n in </text:span><text:span text:style-name="T4">our </text:span><text:span text:style-name="T4">exa</text:span><text:span text:style-name="T4">mpl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5"><text:span text:style-name="T31">Circle* circle = </text:span><text:span text:style-name="T32">new</text:span><text:span text:style-name="T31"> Circle(</text:span><text:span text:style-name="T33">1</text:span><text:span text:style-name="T31">,</text:span><text:span text:style-name="T33">1</text:span><text:span text:style-name="T31">,</text:span><text:span text:style-name="T33">2</text:span><text:span text:style-name="T31">); </text:span><text:span text:style-name="T31"><text:line-break/></text:span><text:span text:style-name="T31">Square* square = </text:span><text:span text:style-name="T32">new</text:span><text:span text:style-name="T31"> Square(</text:span><text:span text:style-name="T33">2</text:span><text:span text:style-name="T31">,</text:span><text:span text:style-name="T33">2</text:span><text:span text:style-name="T31">,</text:span><text:span text:style-name="T33">1</text:span><text:span text:style-name="T31">); </text:span><text:span text:style-name="T31"><text:line-break/></text:span><text:span text:style-name="T31">Shape* myShapes[</text:span><text:span text:style-name="T33">2</text:span><text:span text:style-name="T31">]; </text:span><text:span text:style-name="T31"><text:line-break/></text:span><text:span text:style-name="T31">myShapes[</text:span><text:span text:style-name="T33">0</text:span><text:span text:style-name="T31">] = circle; </text:span><text:span text:style-name="T31"><text:line-break/></text:span><text:span text:style-name="T31">myShapes[</text:span><text:span text:style-name="T33">1</text:span><text:span text:style-name="T31">] = square; </text:span></text:p>
            <text:p text:style-name="P15"><text:span text:style-name="T31"><text:line-break/></text:span><text:span text:style-name="T31">circle-&gt;draw(); <text:s text:c="5"/></text:span><text:span text:style-name="T34">// Calls Circle::Draw() </text:span><text:span text:style-name="T34"><text:line-break/></text:span><text:span text:style-name="T31">square-&gt;draw(); <text:s text:c="5"/></text:span><text:span text:style-name="T34">// Calls Square::Draw() </text:span><text:span text:style-name="T34"><text:line-break/></text:span><text:span text:style-name="T31">myShapes[</text:span><text:span text:style-name="T33">0</text:span><text:span text:style-name="T31">]-&gt;draw(); </text:span><text:span text:style-name="T34">// Calls Shape::Draw() </text:span><text:span text:style-name="T34"><text:line-break/></text:span><text:span text:style-name="T31">myShapes[</text:span><text:span text:style-name="T33">1</text:span><text:span text:style-name="T31">]-&gt;draw(); </text:span><text:span text:style-name="T34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</text:span><text:span text:style-name="T4">erne</text:span><text:span text:style-name="T4">ath </text:span><text:span text:style-name="T4">the </text:span><text:span text:style-name="T4">Hoo</text:span><text:span text:style-name="T4">d: </text:span><text:span text:style-name="T4">Stati</text:span><text:span text:style-name="T4">c </text:span><text:span text:style-name="T4">Res</text:span><text:span text:style-name="T4">oluti</text:span><text:span text:style-name="T4">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</text:span></text:p>
            <text:p text:style-name="P13"><text:span text:style-name="T11"><text:line-break/></text:span><text:span text:style-name="T10">class</text:span><text:span text:style-name="T11"> Derived: </text:span></text:p>
            <text:p text:style-name="P13"><text:span text:style-name="T11"><text:s text:c="2"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</text:span></text:p>
          </draw:text-box>
        </draw:frame>
        <draw:frame draw:name="Rectangle 4" presentation:style-name="pr13" draw:text-style-name="P12" draw:layer="layout" svg:width="10.794cm" svg:height="15.662cm" svg:x="13.97cm" svg:y="2.752cm" presentation:class="outline" presentation:user-transformed="true">
          <draw:text-box>
            <text:p text:style-name="P15"><text:span text:style-name="T8">Base b; </text:span><text:span text:style-name="T8"><text:line-break/></text:span><text:span text:style-name="T8">Derived d; </text:span><text:span text:style-name="T8"><text:line-break/></text:span><text:span text:style-name="T8"><text:line-break/></text:span><text:span text:style-name="T8"/></text:p>
            <text:p text:style-name="P15"><text:span text:style-name="T8"><text:line-break/></text:span><text:span text:style-name="T8"/></text:p>
            <text:p text:style-name="P13"><text:span text:style-name="T21"/></text:p>
          </draw:text-box>
        </draw:frame>
        <draw:g draw:name="Group 5">
          <draw:custom-shape draw:name="Rectangle 6" draw:style-name="gr3" draw:text-style-name="P22" draw:layer="layout" svg:width="3.571cm" svg:height="1.384cm" svg:x="15.725cm" svg:y="12.713cm">
            <text:p text:style-name="P21"><text:span text:style-name="T35">_</text:span><text:span text:style-name="T35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2" draw:layer="layout" svg:width="3.571cm" svg:height="1.384cm" svg:x="15.725cm" svg:y="14.093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2" draw:layer="layout" svg:width="3.571cm" svg:height="1.384cm" svg:x="15.725cm" svg:y="15.478cm">
            <text:p text:style-name="P21"><text:span text:style-name="T35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2" draw:layer="layout" svg:width="3.571cm" svg:height="1.384cm" svg:x="15.725cm" svg:y="8.14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2" draw:layer="layout" svg:width="3.571cm" svg:height="1.384cm" svg:x="15.725cm" svg:y="9.521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2" draw:layer="layout" svg:width="1.722cm" svg:height="1.777cm" svg:x="14.454cm" svg:y="7.713cm">
          <text:p text:style-name="P21"><text:span text:style-name="T35">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2" draw:layer="layout" svg:width="1.722cm" svg:height="1.777cm" svg:x="14.458cm" svg:y="12.316cm">
          <text:p text:style-name="P21"><text:span text:style-name="T35">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2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2" draw:layer="layout" svg:width="3.178cm" svg:height="1.777cm" svg:x="20.1cm" svg:y="13.22cm">
          <text:p text:style-name="P23"><text:span text:style-name="T35">Base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</text:span><text:span text:style-name="T4">ting </text:span><text:span text:style-name="T4">to </text:span><text:span text:style-name="T4">an </text:span><text:span text:style-name="T4">Inhe</text:span><text:span text:style-name="T4">rited </text:span><text:span text:style-name="T4">Clas</text:span><text:span text:style-name="T4">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5"><text:span text:style-name="T16">Derived d; </text:span><text:span text:style-name="T16"><text:line-break/></text:span><text:span text:style-name="T16">Base* p = &amp;d; </text:span></text:p>
            <text:p text:style-name="P15"><text:span text:style-name="T36">p points to the hidden </text:span></text:p>
            <text:p text:style-name="P15"><text:span text:style-name="T36">“</text:span><text:span text:style-name="T36">Base” field inside d.</text:span><text:span text:style-name="T16"><text:line-break/></text:span><text:span text:style-name="T37">When using </text:span><text:span text:style-name="T38">*p</text:span><text:span text:style-name="T39">, we treat d</text:span><text:span text:style-name="T38"> </text:span><text:span text:style-name="T39">as though it was a </text:span><text:span text:style-name="T39">Base object.</text:span></text:p>
            <text:p text:style-name="P13"><text:span text:style-name="T40">The compiler cannot know if </text:span><text:span text:style-name="T41">*p </text:span><text:span text:style-name="T40">is from a </text:span><text:span text:style-name="T40">derived class or not!</text:span></text:p>
          </draw:text-box>
        </draw:frame>
        <draw:g draw:name="קבוצה 13">
          <draw:custom-shape draw:name="Rectangle 12" draw:style-name="gr6" draw:text-style-name="P24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2" draw:layer="layout" svg:width="3.571cm" svg:height="1.384cm" svg:x="17.595cm" svg:y="13.137cm">
              <text:p text:style-name="P21"><text:span text:style-name="T35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2" draw:layer="layout" svg:width="3.571cm" svg:height="1.384cm" svg:x="17.595cm" svg:y="14.517cm">
              <text:p text:style-name="P21"><text:span text:style-name="T35">_a</text:span><text:span text:style-name="T35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2" draw:layer="layout" svg:width="3.571cm" svg:height="1.384cm" svg:x="17.595cm" svg:y="15.901cm">
              <text:p text:style-name="P21"><text:span text:style-name="T35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2" draw:layer="layout" svg:width="1.722cm" svg:height="1.777cm" svg:x="16.05cm" svg:y="12.74cm">
            <text:p text:style-name="P21"><text:span text:style-name="T35">d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2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2" draw:layer="layout" svg:width="1.722cm" svg:height="1.777cm" svg:x="16.165cm" svg:y="7.752cm">
            <text:p text:style-name="P21"><text:span text:style-name="T35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7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</text:span><text:span text:style-name="T4">ami</text:span><text:span text:style-name="T4">c </text:span><text:span text:style-name="T4">Res</text:span><text:span text:style-name="T4">oluti</text:span><text:span text:style-name="T4">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>Static/early resolution</text:span><text:span text:style-name="T6"> </text:span></text:p>
            <text:p text:style-name="P13"><text:span text:style-name="T6"><text:s/></text:span><text:span text:style-name="T6">is clearly not what we want to in this example.</text:span></text:p>
            <text:list text:style-name="L4">
              <text:list-item>
                <text:p text:style-name="P19"><text:span text:style-name="T42">Based on the type of the </text:span><text:span text:style-name="T43">variable.</text:span></text:p>
              </text:list-item>
              <text:list-item>
                <text:p text:style-name="P19"><text:span text:style-name="T42">Determined at compile time.</text:span></text:p>
                <text:p text:style-name="P13"><text:span text:style-name="T6"/></text:p>
              </text:list-item>
            </text:list>
            <text:p text:style-name="P13"><text:span text:style-name="T18">Dynamic/late resolution</text:span><text:span text:style-name="T6">:</text:span></text:p>
            <text:p text:style-name="P13"><text:span text:style-name="T6">is more desirable here:</text:span></text:p>
            <text:list text:style-name="L1">
              <text:list-item>
                <text:p text:style-name="P19"><text:span text:style-name="T42">Based on the type of the </text:span><text:span text:style-name="T43">object</text:span></text:p>
              </text:list-item>
              <text:list-item>
                <text:p text:style-name="P19"><text:span text:style-name="T42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</text:span><text:span text:style-name="T4">ami</text:span><text:span text:style-name="T4">c </text:span><text:span text:style-name="T4">reso</text:span><text:span text:style-name="T4">lutio</text:span><text:span text:style-name="T4">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752cm" presentation:class="outline" presentation:user-transformed="true">
          <draw:text-box>
            <text:p text:style-name="P19"><text:span text:style-name="T44">The </text:span><text:span text:style-name="T10">virtual</text:span><text:span text:style-name="T11"> </text:span><text:span text:style-name="T44">keyword states that the method can be </text:span><text:span text:style-name="T44">overridden in a dynamic manner.</text:span></text:p>
            <text:p text:style-name="P13"><text:span text:style-name="T45">class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6"> </text:span><text:span text:style-name="T45">virtual void</text:span><text:span text:style-name="T46"> draw() </text:span><text:span text:style-name="T45">const</text:span><text:span text:style-name="T46"><text:line-break/></text:span><text:span text:style-name="T46"> <text:s text:c="3"/>{cout&lt;&lt;</text:span><text:span text:style-name="T47">'h'</text:span><text:span text:style-name="T46">;}</text:span><text:span text:style-name="T46"><text:line-break/></text:span><text:span text:style-name="T45"> 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5">class</text:span><text:span text:style-name="T46"> Square: </text:span><text:span text:style-name="T45">public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irtual void</text:span><text:span text:style-name="T46"> draw() </text:span><text:span text:style-name="T45">const</text:span><text:span text:style-name="T46"> </text:span><text:span text:style-name="T46"><text:line-break/></text:span><text:span text:style-name="T46"> <text:s text:c="3"/>{cout&lt;&lt;</text:span><text:span text:style-name="T47">'q'</text:span><text:span text:style-name="T46">;}</text:span></text:p>
            <text:p text:style-name="P13"><text:span text:style-name="T45"><text:s/></text:span><text:span text:style-name="T45">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6"/></text:p>
          </draw:text-box>
        </draw:frame>
        <draw:line draw:name="מחבר ישר 6" draw:style-name="gr2" draw:text-style-name="P17" draw:layer="layout" svg:x1="12.065cm" svg:y1="5.334cm" svg:x2="12.066cm" svg:y2="18.415cm">
          <text:p/>
        </draw:line>
        <draw:frame presentation:style-name="pr18" draw:text-style-name="P25" draw:layer="layout" svg:width="12.186cm" svg:height="6.615cm" svg:x="12.96cm" svg:y="9.398cm">
          <draw:text-box>
            <text:p text:style-name="P13"><text:span text:style-name="T45">class</text:span><text:span text:style-name="T46"> </text:span><text:span text:style-name="T46">Circle: </text:span><text:span text:style-name="T45">public</text:span><text:span text:style-name="T46"> </text:span><text:span text:style-name="T46">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oid</text:span><text:span text:style-name="T46"> </text:span><text:span text:style-name="T46">draw() </text:span><text:span text:style-name="T45">const</text:span><text:span text:style-name="T46"> </text:span><text:span text:style-name="T46"><text:line-break/></text:span><text:span text:style-name="T46"> <text:s text:c="3"/></text:span><text:span text:style-name="T46">{cout&lt;&lt;</text:span><text:span text:style-name="T47">'c'</text:span><text:span text:style-name="T46">;}</text:span><text:span text:style-name="T46"><text:line-break/></text:span><text:span text:style-name="T45"> double</text:span><text:span text:style-name="T46"> </text:span><text:span text:style-name="T46">area() </text:span><text:span text:style-name="T45">const</text:span><text:span text:style-name="T46">; </text:span><text:span text:style-name="T46"><text:line-break/></text:span><text:span text:style-name="T46">}; </text:span><text:span text:style-name="T46"><text:line-break/></text:span><text:span text:style-name="T4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</text:span><text:span text:style-name="T4">ami</text:span><text:span text:style-name="T4">c </text:span><text:span text:style-name="T4">reso</text:span><text:span text:style-name="T4">luti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:</text:span></text:p>
            <text:p text:style-name="P13"><text:span text:style-name="T6"/></text:p>
            <text:p text:style-name="P15"><text:span text:style-name="T16">Shape* s=</text:span><text:span text:style-name="T20">new</text:span><text:span text:style-name="T16"> Circle; </text:span><text:span text:style-name="T16"><text:line-break/></text:span><text:span text:style-name="T16">s-&gt;draw(); </text:span><text:span text:style-name="T16"><text:line-break/></text:span><text:span text:style-name="T16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</text:span><text:span text:style-name="T4">al </text:span><text:span text:style-name="T4">Met</text:span><text:span text:style-name="T4">hod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8">Base </text:span><text:span text:style-name="T29">defines a </text:span><text:span text:style-name="T48">virtual</text:span><text:span text:style-name="T49"> method </text:span><text:span text:style-name="T28">foo() <text:s/></text:span></text:p>
            <text:p text:style-name="P13"><text:span text:style-name="T29">The resolution of</text:span><text:span text:style-name="T28"> foo() </text:span><text:span text:style-name="T29">is dynamic in </text:span><text:span text:style-name="T50">all </text:span><text:span text:style-name="T29">subclasses of </text:span><text:span text:style-name="T28">Base.</text:span></text:p>
            <text:list text:style-name="L5">
              <text:list-item>
                <text:list>
                  <text:list-item>
                    <text:p text:style-name="P18"><text:span text:style-name="T29">If the subclass </text:span><text:span text:style-name="T28">Derived</text:span><text:span text:style-name="T29"> overrides </text:span><text:span text:style-name="T28">foo(), </text:span><text:span text:style-name="T29">then </text:span><text:span text:style-name="T28">Derived::foo() </text:span><text:span text:style-name="T29">is called</text:span></text:p>
                  </text:list-item>
                  <text:list-item>
                    <text:p text:style-name="P18"><text:span text:style-name="T29">If not, </text:span><text:span text:style-name="T28">Base::foo() </text:span><text:span text:style-name="T29">is called </text:span><text:span text:style-name="T29"><text:line-break/></text:span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</text:span><text:span text:style-name="T4">refer</text:span><text:span text:style-name="T4">enc</text:span><text:span text:style-name="T4">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13">struct</text:span><text:span text:style-name="T14"> Base </text:span><text:span text:style-name="T14"><text:line-break/></text:span><text:span text:style-name="T14">{ 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B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text:span text:style-name="T14"><text:line-break/></text:span><text:span text:style-name="T14"/></text:p>
            <text:p text:style-name="P13"><text:span text:style-name="T13">struct</text:span><text:span text:style-name="T14"> Derived: </text:span><text:span text:style-name="T13">public</text:span><text:span text:style-name="T14"> Base </text:span><text:span text:style-name="T14"><text:line-break/></text:span><text:span text:style-name="T14">{ </text:span><text:span text:style-name="T14"><text:line-break/></text:span><text:span text:style-name="T14">   </text:span><text:span text:style-name="T13"> 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D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/text:p>
          </draw:text-box>
        </draw:frame>
        <draw:custom-shape draw:name="Text Box 2" draw:style-name="gr9" draw:text-style-name="P22" draw:layer="layout" svg:width="10.794cm" svg:height="10.415cm" svg:x="13.97cm" svg:y="2.328cm">
          <text:p text:style-name="P21"><text:span text:style-name="T52">int</text:span><text:span text:style-name="T53"> main() </text:span><text:span text:style-name="T53"><text:line-break/></text:span><text:span text:style-name="T53">{ </text:span></text:p>
          <text:p text:style-name="P21"><text:span text:style-name="T53"><text:s text:c="3"/></text:span><text:span text:style-name="T53">Derived d; </text:span><text:span text:style-name="T53"><text:line-break/></text:span><text:span text:style-name="T53">   </text:span></text:p>
          <text:p text:style-name="P21"><text:span text:style-name="T53"><text:s text:c="3"/></text:span><text:span text:style-name="T53">Base b= d; <text:s/></text:span><text:span text:style-name="T53"><text:line-break/></text:span><text:span text:style-name="T53">   b.f(); </text:span><text:span text:style-name="T54">//B</text:span><text:span text:style-name="T53"><text:line-break/></text:span><text:span text:style-name="T53">   </text:span></text:p>
          <text:p text:style-name="P21"><text:span text:style-name="T53"><text:s text:c="3"/></text:span><text:span text:style-name="T53">Base&amp; bref= d; </text:span><text:span text:style-name="T53"><text:line-break/></text:span><text:span text:style-name="T53">   bref.f(); </text:span><text:span text:style-name="T54">//D</text:span><text:span text:style-name="T54"><text:line-break/></text:span><text:span text:style-name="T5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</text:span><text:span text:style-name="T4">e </text:span><text:span text:style-name="T4">func</text:span><text:span text:style-name="T4">tion </text:span><text:span text:style-name="T4">that </text:span><text:span text:style-name="T4">calls </text:span><text:span text:style-name="T4">virtu</text:span><text:span text:style-name="T4">al </text:span><text:span text:style-name="T4">func</text:span><text:span text:style-name="T4">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5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) { 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5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22">d.g() </text:span></text:p>
            <text:p text:style-name="P13"><text:span text:style-name="T22"/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</text:span><text:span text:style-name="T4">e </text:span><text:span text:style-name="T4">func</text:span><text:span text:style-name="T4">tion </text:span><text:span text:style-name="T4">that </text:span><text:span text:style-name="T4">calls </text:span><text:span text:style-name="T4">virtu</text:span><text:span text:style-name="T4">al </text:span><text:span text:style-name="T4">func</text:span><text:span text:style-name="T4">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5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</text:span><text:span text:style-name="T56">Base* this</text:span><text:span text:style-name="T22">) {</text:span><text:span text:style-name="T56">this-&gt;</text:span><text:span text:style-name="T22">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5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56">Base::</text:span><text:span text:style-name="T22">g(</text:span><text:span text:style-name="T56">&amp;d</text:span><text:span text:style-name="T22">) </text:span></text:p>
            <text:p text:style-name="P13"><text:span text:style-name="T22"/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</text:span><text:span text:style-name="T4">ng </text:span><text:span text:style-name="T4">virtu</text:span><text:span text:style-name="T4">al </text:span><text:span text:style-name="T4">func</text:span><text:span text:style-name="T4">tion </text:span><text:span text:style-name="T4">from </text:span><text:span text:style-name="T4">a </text:span><text:span text:style-name="T4">con</text:span><text:span text:style-name="T4">stru</text:span><text:span text:style-name="T4">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Base() { f(); }</text:span></text:p>
            <text:p text:style-name="P13"><text:span text:style-name="T22"><text:s text:c="2"/></text:span><text:span text:style-name="T57">virtual void </text:span><text:span text:style-name="T22">f(){ cout&lt;&lt;“Base”&lt;&lt;endl;}</text:span></text:p>
            <text:p text:style-name="P13"><text:span text:style-name="T22">};</text:span></text:p>
            <text:p text:style-name="P13"><text:span text:style-name="T57">struct</text:span><text:span text:style-name="T22"> Derived: </text:span><text:span text:style-name="T57">public</text:span><text:span text:style-name="T22"> Base {</text:span></text:p>
            <text:p text:style-name="P13"><text:span text:style-name="T22"><text:s text:c="2"/></text:span><text:span text:style-name="T57">virtual void </text:span><text:span text:style-name="T22">f(){ cout&lt;&lt;“Derived”&lt;&lt;endl;}</text:span></text:p>
            <text:p text:style-name="P13"><text:span text:style-name="T22">};</text:span></text:p>
            <text:p text:style-name="P13"><text:span text:style-name="T57">int</text:span><text:span text:style-name="T22"> main(){</text:span></text:p>
            <text:p text:style-name="P13"><text:span text:style-name="T22"><text:s text:c="2"/></text:span><text:span text:style-name="T22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Base() is called, Derived is not </text:span><text:span text:style-name="T59">constructed yet! <text:s text:c="3"/></text:span><text:span text:style-name="T60"><text:a xlink:href="https://stackoverflow.com/q/962132/827927" xlink:type="simple">https://stackoverflow.com/q/962132/827927</text:a></text:span><text:span text:style-name="T60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</text:span><text:span text:style-name="T4">ng </text:span><text:span text:style-name="T4">virtu</text:span><text:span text:style-name="T4">al </text:span><text:span text:style-name="T4">func</text:span><text:span text:style-name="T4">tion </text:span><text:span text:style-name="T4">from </text:span><text:span text:style-name="T4">a </text:span><text:span text:style-name="T4">dest</text:span><text:span text:style-name="T4">ruct</text:span><text:span text:style-name="T4">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~Base() { f(); }</text:span></text:p>
            <text:p text:style-name="P13"><text:span text:style-name="T22"><text:s text:c="2"/></text:span><text:span text:style-name="T57">virtual void </text:span><text:span text:style-name="T22">f(){ cout&lt;&lt;“Base”&lt;&lt;endl;}</text:span></text:p>
            <text:p text:style-name="P13"><text:span text:style-name="T22">};</text:span></text:p>
            <text:p text:style-name="P13"><text:span text:style-name="T57">struct</text:span><text:span text:style-name="T22"> Derived: </text:span><text:span text:style-name="T57">public</text:span><text:span text:style-name="T22"> Base {</text:span></text:p>
            <text:p text:style-name="P13"><text:span text:style-name="T22"><text:s text:c="2"/></text:span><text:span text:style-name="T57">virtual void </text:span><text:span text:style-name="T22">f(){ cout&lt;&lt;“Derived”&lt;&lt;endl;}</text:span></text:p>
            <text:p text:style-name="P13"><text:span text:style-name="T22">};</text:span></text:p>
            <text:p text:style-name="P13"><text:span text:style-name="T57">int</text:span><text:span text:style-name="T22"> main(){</text:span></text:p>
            <text:p text:style-name="P13"><text:span text:style-name="T22"><text:s text:c="2"/></text:span><text:span text:style-name="T22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~Base() is called, Derived is </text:span><text:span text:style-name="T59">already destructed! <text:s text:c="3"/></text:span><text:span text:style-name="T60"><text:a xlink:href="https://stackoverflow.com/q/962132/827927" xlink:type="simple">https://stackoverflow.com/q/962132/827927</text:a></text:span></text:p>
            <text:p text:style-name="P13"><text:span text:style-name="T22"/></text:p>
            <text:p text:style-name="P13"><text:span text:style-name="T6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6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</text:span><text:span text:style-name="T4">mor</text:span><text:span text:style-name="T4">phis</text:span><text:span text:style-name="T4">m </text:span><text:span text:style-name="T4">rule</text:span><text:span text:style-name="T4">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</text:span><text:span text:style-name="T6">reference to a base class that actually points </text:span><text:span text:style-name="T6">to a derived object.</text:span></text:p>
                  </text:list-item>
                  <text:list-item>
                    <text:p text:style-name="P28"><text:span text:style-name="T6"><text:s/></text:span><text:span text:style-name="T6">The method must be virtual.</text:span></text:p>
                  </text:list-item>
                  <text:list-item>
                    <text:p text:style-name="P28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44">(C++11 put </text:span><text:span text:style-name="T62">override</text:span><text:span text:style-name="T44"> between () and { } to check that </text:span><text:span text:style-name="T44">the method really overrides in compile time)</text:span></text:p>
                  </text:list-item>
                </text:list>
              </text:list-item>
            </text:list>
            <text:p text:style-name="P19"><text:span text:style-name="T6"/></text:p>
            <text:p text:style-name="P19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</text:span><text:span text:style-name="T4">eme</text:span><text:span text:style-name="T4">ntati</text:span><text:span text:style-name="T4">on </text:span><text:span text:style-name="T4">of </text:span><text:span text:style-name="T4">Virtu</text:span><text:span text:style-name="T4">al </text:span><text:span text:style-name="T4">Met</text:span><text:span text:style-name="T4">hod</text:span><text:span text:style-name="T4">s </text:span><text:span text:style-name="T4">(und</text:span><text:span text:style-name="T4">er </text:span><text:span text:style-name="T4">the </text:span><text:span text:style-name="T4">hoo</text:span><text:span text:style-name="T4">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</text:span><text:span text:style-name="T4">eme</text:span><text:span text:style-name="T4">ntati</text:span><text:span text:style-name="T4">on </text:span><text:span text:style-name="T4">of </text:span><text:span text:style-name="T4">Virtu</text:span><text:span text:style-name="T4">al </text:span><text:span text:style-name="T4">Met</text:span><text:span text:style-name="T4">hod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8"><text:span text:style-name="T42">If </text:span><text:span text:style-name="T63">foo()</text:span><text:span text:style-name="T64"> is a virtual method, then each object </text:span><text:span text:style-name="T64">has a pointer to the implementation of </text:span><text:span text:style-name="T63">foo() </text:span><text:span text:style-name="T64">that it uses</text:span></text:p>
                  </text:list-item>
                  <text:list-item>
                    <text:p text:style-name="P18"><text:span text:style-name="T64">Can be implemented by using array of pointers </text:span><text:span text:style-name="T64">to functions <text:s/></text:span></text:p>
                  </text:list-item>
                </text:list>
              </text:list-item>
            </text:list>
            <text:p text:style-name="P13"><text:span text:style-name="T29">Cost: </text:span></text:p>
            <text:list text:continue-numbering="true" text:style-name="L5">
              <text:list-item>
                <text:list>
                  <text:list-item>
                    <text:p text:style-name="P18"><text:span text:style-name="T64">Each virtual method 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65">Large number of virtual methods </text:span></text:p>
                      </text:list-item>
                      <text:list-item>
                        <text:p text:style-name="P18"><text:span text:style-name="T65"><text:tab/></text:span><text:span text:style-name="T66"></text:span><text:span text:style-name="T65"> </text:span><text:span text:style-name="T65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</text:span><text:span text:style-name="T4">eme</text:span><text:span text:style-name="T4">ntati</text:span><text:span text:style-name="T4">on </text:span><text:span text:style-name="T4">of </text:span><text:span text:style-name="T4">Virtu</text:span><text:span text:style-name="T4">al </text:span><text:span text:style-name="T4">Met</text:span><text:span text:style-name="T4">hod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8"><text:span text:style-name="T42">Each object has a </text:span><text:span text:style-name="T67">single </text:span><text:span text:style-name="T42">pointer to an array of </text:span><text:span text:style-name="T42">function pointers</text:span></text:p>
                  </text:list-item>
                  <text:list-item>
                    <text:p text:style-name="P18"><text:span text:style-name="T42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8"><text:span text:style-name="T42">For each class, we store one table</text:span></text:p>
                  </text:list-item>
                  <text:list-item>
                    <text:p text:style-name="P18"><text:span text:style-name="T42">Each object contains one field that points to </text:span><text:span text:style-name="T42">the 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7.189cm" svg:x="0.71cm" svg:y="0.984cm">
          <text:p text:style-name="P21"><text:span text:style-name="T68">class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2();    </text:span><text:span text:style-name="T68">int</text:span><text:span text:style-name="T69"> _a; </text:span><text:span text:style-name="T69"><text:line-break/></text:span><text:span text:style-name="T69">}; </text:span></text:p>
          <text:p text:style-name="P21"><text:span text:style-name="T69"><text:line-break/></text:span><text:span text:style-name="T68">class</text:span><text:span text:style-name="T69"> B: </text:span><text:span text:style-name="T68">public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3();    </text:span><text:span text:style-name="T68">void</text:span><text:span text:style-name="T69"> f4(); </text:span><text:span text:style-name="T69"><text:line-break/></text:span><text:span text:style-name="T69">   </text:span><text:span text:style-name="T68">int</text:span><text:span text:style-name="T69"> _b; </text:span><text:span text:style-name="T69"><text:line-break/></text:span><text:span text:style-name="T69">}; </text:span><text:span text:style-name="T69"><text:line-break/></text:span><text:span text:style-name="T69"><text:line-break/></text:span><text:span text:style-name="T69">A* a1= new A;</text:span></text:p>
          <text:p text:style-name="P21"><text:span text:style-name="T69">A* a2= new A; </text:span><text:span text:style-name="T69"><text:line-break/></text:span><text:span text:style-name="T69">A* a3= new B; <text:s/></text:span></text:p>
          <text:p text:style-name="P21"><text:span text:style-name="T69">a1→f1(); </text:span></text:p>
          <text:p text:style-name="P21"><text:span text:style-name="T69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21"><text:span text:style-name="T70">void A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21"><text:span text:style-name="T70">void A::f2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21"><text:span text:style-name="T70">void B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2" draw:layer="layout" svg:width="2.45cm" svg:height="1.098cm" svg:x="16.441cm" svg:y="6.853cm">
          <text:p text:style-name="P23"><text:span text:style-name="T72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2" draw:layer="layout" svg:width="0.969cm" svg:height="1.267cm" svg:x="16.46cm" svg:y="8.123cm">
          <text:p text:style-name="P23"><text:span text:style-name="T7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2" draw:layer="layout" svg:width="0.969cm" svg:height="1.267cm" svg:x="16.398cm" svg:y="11.95cm">
          <text:p text:style-name="P23"><text:span text:style-name="T7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2" draw:layer="layout" svg:width="3.386cm" svg:height="1.009cm" svg:x="11.492cm" svg:y="7.505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2" draw:layer="layout" svg:width="3.386cm" svg:height="1.009cm" svg:x="11.492cm" svg:y="8.515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2" draw:layer="layout" svg:width="2.576cm" svg:height="1.61cm" svg:x="9.326cm" svg:y="7.21cm">
            <text:p text:style-name="P21"><text:span text:style-name="T72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2" draw:layer="layout" svg:width="3.386cm" svg:height="1.009cm" svg:x="11.492cm" svg:y="13.057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2" draw:layer="layout" svg:width="3.386cm" svg:height="1.009cm" svg:x="11.492cm" svg:y="14.067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2" draw:layer="layout" svg:width="3.386cm" svg:height="1.009cm" svg:x="11.492cm" svg:y="15.077cm">
              <text:p text:style-name="P23"><text:span text:style-name="T72">_</text:span><text:span text:style-name="T72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2" draw:layer="layout" svg:width="2.576cm" svg:height="1.61cm" svg:x="9.33cm" svg:y="12.762cm">
            <text:p text:style-name="P21"><text:span text:style-name="T72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2" draw:layer="layout" svg:width="3.386cm" svg:height="1.009cm" svg:x="11.492cm" svg:y="10.279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2" draw:layer="layout" svg:width="3.386cm" svg:height="1.009cm" svg:x="11.492cm" svg:y="11.289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2" draw:layer="layout" svg:width="2.576cm" svg:height="1.61cm" svg:x="9.326cm" svg:y="9.984cm">
            <text:p text:style-name="P21"><text:span text:style-name="T72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21"><text:span text:style-name="T70">void B::f3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2" draw:layer="layout" svg:width="2.116cm" svg:height="1.009cm" svg:x="16.642cm" svg:y="13.07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2" draw:layer="layout" svg:width="2.116cm" svg:height="1.009cm" svg:x="16.642cm" svg:y="14.08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2" draw:layer="layout" svg:width="2.116cm" svg:height="1.009cm" svg:x="16.642cm" svg:y="15.09cm">
            <text:p text:style-name="P23"><text:span text:style-name="T72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2" draw:layer="layout" svg:width="2.116cm" svg:height="1.009cm" svg:x="16.642cm" svg:y="9.393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2" draw:layer="layout" svg:width="2.116cm" svg:height="1.009cm" svg:x="16.642cm" svg:y="10.403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7" draw:layer="layout" svg:width="1.684cm" svg:height="0.885cm" svg:x="14.918cm" svg:y="9.8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7" draw:layer="layout" svg:width="1.697cm" svg:height="4.419cm" svg:x="18.759cm" svg:y="5.4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7" draw:layer="layout" svg:width="1.697cm" svg:height="0.583cm" svg:x="18.759cm" svg:y="12.9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2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1" draw:layer="layout" svg:width="8.779cm" svg:height="16.342cm" svg:x="0.71cm" svg:y="0.984cm">
          <text:p text:style-name="P21"><text:span text:style-name="T68">class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2();    </text:span><text:span text:style-name="T68">int</text:span><text:span text:style-name="T69"> _a; </text:span><text:span text:style-name="T69"><text:line-break/></text:span><text:span text:style-name="T69">}; </text:span></text:p>
          <text:p text:style-name="P21"><text:span text:style-name="T69"><text:line-break/></text:span><text:span text:style-name="T68">class</text:span><text:span text:style-name="T69"> B: </text:span><text:span text:style-name="T68">public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3();    </text:span><text:span text:style-name="T68">void</text:span><text:span text:style-name="T69"> f4(); </text:span><text:span text:style-name="T69"><text:line-break/></text:span><text:span text:style-name="T69">   </text:span><text:span text:style-name="T68">int</text:span><text:span text:style-name="T69"> _b; </text:span><text:span text:style-name="T69"><text:line-break/></text:span><text:span text:style-name="T69">}; </text:span><text:span text:style-name="T69"><text:line-break/></text:span><text:span text:style-name="T69"><text:line-break/></text:span><text:span text:style-name="T69">A* a1= new A;</text:span></text:p>
          <text:p text:style-name="P21"><text:span text:style-name="T69">A* a2= new A; </text:span><text:span text:style-name="T69"><text:line-break/></text:span><text:span text:style-name="T69">A* a3= new B; <text:s/></text:span></text:p>
          <text:p text:style-name="P21"><text:span text:style-name="T69">a3→f3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1" draw:layer="layout" svg:width="4.444cm" svg:height="3.299cm" svg:x="20.457cm" svg:y="3.81cm">
          <text:p text:style-name="P21"><text:span text:style-name="T70">void A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1" draw:layer="layout" svg:width="4.444cm" svg:height="3.299cm" svg:x="20.457cm" svg:y="7.567cm">
          <text:p text:style-name="P21"><text:span text:style-name="T70">void A::f2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1" draw:layer="layout" svg:width="4.444cm" svg:height="3.299cm" svg:x="20.457cm" svg:y="11.324cm">
          <text:p text:style-name="P21"><text:span text:style-name="T70">void B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2" draw:layer="layout" svg:width="2.45cm" svg:height="1.098cm" svg:x="16.441cm" svg:y="6.853cm">
          <text:p text:style-name="P23"><text:span text:style-name="T72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2" draw:layer="layout" svg:width="0.969cm" svg:height="1.267cm" svg:x="16.46cm" svg:y="8.123cm">
          <text:p text:style-name="P23"><text:span text:style-name="T7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2" draw:layer="layout" svg:width="0.969cm" svg:height="1.267cm" svg:x="16.398cm" svg:y="11.95cm">
          <text:p text:style-name="P23"><text:span text:style-name="T7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3" draw:layer="layout" svg:width="3.386cm" svg:height="1.009cm" svg:x="11.492cm" svg:y="7.505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2" draw:layer="layout" svg:width="3.386cm" svg:height="1.009cm" svg:x="11.492cm" svg:y="8.515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3" draw:layer="layout" svg:width="2.576cm" svg:height="1.61cm" svg:x="9.326cm" svg:y="7.21cm">
            <text:p text:style-name="P21"><text:span text:style-name="T72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3" draw:layer="layout" svg:width="3.386cm" svg:height="1.009cm" svg:x="11.492cm" svg:y="13.057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2" draw:layer="layout" svg:width="3.386cm" svg:height="1.009cm" svg:x="11.492cm" svg:y="14.067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2" draw:layer="layout" svg:width="3.386cm" svg:height="1.009cm" svg:x="11.492cm" svg:y="15.077cm">
              <text:p text:style-name="P23"><text:span text:style-name="T72">_</text:span><text:span text:style-name="T72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3" draw:layer="layout" svg:width="2.576cm" svg:height="1.61cm" svg:x="9.33cm" svg:y="12.762cm">
            <text:p text:style-name="P21"><text:span text:style-name="T72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3" draw:layer="layout" svg:width="3.386cm" svg:height="1.009cm" svg:x="11.492cm" svg:y="10.279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2" draw:layer="layout" svg:width="3.386cm" svg:height="1.009cm" svg:x="11.492cm" svg:y="11.289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3" draw:layer="layout" svg:width="2.576cm" svg:height="1.61cm" svg:x="9.326cm" svg:y="9.984cm">
            <text:p text:style-name="P21"><text:span text:style-name="T72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1" draw:layer="layout" svg:width="4.444cm" svg:height="3.299cm" svg:x="20.457cm" svg:y="15.081cm">
          <text:p text:style-name="P21"><text:span text:style-name="T70">void B::f3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2" draw:layer="layout" svg:width="2.116cm" svg:height="1.009cm" svg:x="16.642cm" svg:y="13.07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2" draw:layer="layout" svg:width="2.116cm" svg:height="1.009cm" svg:x="16.642cm" svg:y="14.08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2" draw:layer="layout" svg:width="2.116cm" svg:height="1.009cm" svg:x="16.642cm" svg:y="15.09cm">
            <text:p text:style-name="P23"><text:span text:style-name="T72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2" draw:layer="layout" svg:width="2.116cm" svg:height="1.009cm" svg:x="16.642cm" svg:y="9.393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2" draw:layer="layout" svg:width="2.116cm" svg:height="1.009cm" svg:x="16.642cm" svg:y="10.403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7" draw:layer="layout" svg:width="1.684cm" svg:height="0.885cm" svg:x="14.918cm" svg:y="9.8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7" draw:layer="layout" svg:width="1.697cm" svg:height="4.419cm" svg:x="18.759cm" svg:y="5.4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7" draw:layer="layout" svg:width="1.697cm" svg:height="0.583cm" svg:x="18.759cm" svg:y="12.9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4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Fu</text:span><text:span text:style-name="T4">nc</text:span><text:span text:style-name="T4">tio</text:span><text:span text:style-name="T4">ns </text:span><text:span text:style-name="T4">- </text:span><text:span text:style-name="T4">de</text:span><text:span text:style-name="T4">m</text:span><text:span text:style-name="T4">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6" draw:layer="layout" svg:width="9.468cm" svg:height="15.874cm" svg:x="14.986cm" svg:y="4.262cm">
          <text:p text:style-name="P35"><text:span text:style-name="T74">class Base {</text:span></text:p>
          <text:p text:style-name="P35"><text:span text:style-name="T74"><text:s text:c="4"/></text:span><text:span text:style-name="T74">public:</text:span></text:p>
          <text:p text:style-name="P35"><text:span text:style-name="T74"><text:tab/></text:span><text:span text:style-name="T74">int x, y;</text:span></text:p>
          <text:p text:style-name="P35"><text:span text:style-name="T74"><text:tab/></text:span><text:span text:style-name="T74">int f() { return 111; }</text:span></text:p>
          <text:p text:style-name="P35"><text:span text:style-name="T74"><text:s text:c="4"/></text:span><text:span text:style-name="T74">virtual int g() { return 222; }</text:span></text:p>
          <text:p text:style-name="P35"><text:span text:style-name="T74"><text:s text:c="4"/></text:span><text:span text:style-name="T74">virtual int h() { return 333;}</text:span></text:p>
          <text:p text:style-name="P35"><text:span text:style-name="T74">};</text:span></text:p>
          <text:p text:style-name="P35"><text:span text:style-name="T74"/></text:p>
          <text:p text:style-name="P35"><text:span text:style-name="T74">class Derived: public Base {</text:span></text:p>
          <text:p text:style-name="P35"><text:span text:style-name="T74"><text:s text:c="4"/></text:span><text:span text:style-name="T74">int g() { return 444; }</text:span></text:p>
          <text:p text:style-name="P35"><text:span text:style-name="T74">};</text:span></text:p>
          <text:p text:style-name="P35"><text:span text:style-name="T74"/></text:p>
          <text:p text:style-name="P35"><text:span text:style-name="T74">int main() {</text:span></text:p>
          <text:p text:style-name="P35"><text:span text:style-name="T74"><text:s text:c="4"/></text:span><text:span text:style-name="T74">Base* p = new Derived;</text:span></text:p>
          <text:p text:style-name="P35"><text:span text:style-name="T74"><text:s text:c="4"/></text:span><text:span text:style-name="T74">p-&gt;f();</text:span></text:p>
          <text:p text:style-name="P35"><text:span text:style-name="T74"><text:s text:c="4"/></text:span><text:span text:style-name="T74">p-&gt;g();</text:span></text:p>
          <text:p text:style-name="P35"><text:span text:style-name="T74"><text:s text:c="4"/></text:span><text:span text:style-name="T74">p-&gt;h();</text:span></text:p>
          <text:p text:style-name="P35"><text:span text:style-name="T74"><text:tab/></text:span><text:span text:style-name="T74">return 0;</text:span></text:p>
          <text:p text:style-name="P35"><text:span text:style-name="T74">}</text:span></text:p>
          <text:p text:style-name="P35"><text:span text:style-name="T7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7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3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</text:span><text:span text:style-name="T4">ng </text:span><text:span text:style-name="T4">virtu</text:span><text:span text:style-name="T4">al </text:span><text:span text:style-name="T4">func</text:span><text:span text:style-name="T4">tion </text:span><text:span text:style-name="T4">from </text:span><text:span text:style-name="T4">a </text:span><text:span text:style-name="T4">ctor/</text:span><text:span text:style-name="T4">dtor </text:span><text:span text:style-name="T4">expl</text:span><text:span text:style-name="T4">aine</text:span><text:span text:style-name="T4">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9" draw:layer="layout" svg:width="23.706cm" svg:height="15.874cm" svg:x="0.748cm" svg:y="4.262cm">
          <text:list text:style-name="L8">
            <text:list-item>
              <text:list>
                <text:list-item>
                  <text:p text:style-name="P38"><text:span text:style-name="T6">W</text:span><text:span text:style-name="T6">h</text:span><text:span text:style-name="T6">e</text:span><text:span text:style-name="T6">n </text:span><text:span text:style-name="T6">t</text:span><text:span text:style-name="T6">h</text:span><text:span text:style-name="T6">e </text:span><text:span text:style-name="T6">c</text:span><text:span text:style-name="T6">o</text:span><text:span text:style-name="T6">d</text:span><text:span text:style-name="T6">e </text:span><text:span text:style-name="T6">t</text:span><text:span text:style-name="T6">o </text:span><text:span text:style-name="T6">t</text:span><text:span text:style-name="T6">h</text:span><text:span text:style-name="T6">e </text:span><text:span text:style-name="T6">c</text:span><text:span text:style-name="T6">t</text:span><text:span text:style-name="T6">o</text:span><text:span text:style-name="T6">r/</text:span><text:span text:style-name="T6">d</text:span><text:span text:style-name="T6">t</text:span><text:span text:style-name="T6">o</text:span><text:span text:style-name="T6">r </text:span><text:span text:style-name="T6">is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d</text:span><text:span text:style-name="T6">, </text:span><text:span text:style-name="T6">it </text:span><text:span text:style-name="T6">is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d </text:span><text:span text:style-name="T6">t</text:span><text:span text:style-name="T6">o </text:span><text:span text:style-name="T6">it</text:span><text:span text:style-name="T6">s </text:span><text:span text:style-name="T6">cl</text:span><text:span text:style-name="T6">a</text:span><text:span text:style-name="T6">s</text:span><text:span text:style-name="T6">s </text:span><text:span text:style-name="T6">a</text:span><text:span text:style-name="T6">n</text:span><text:span text:style-name="T6">d </text:span><text:span text:style-name="T6">n</text:span><text:span text:style-name="T6">o</text:span><text:span text:style-name="T6">t </text:span><text:span text:style-name="T6">f</text:span><text:span text:style-name="T6">o</text:span><text:span text:style-name="T6">r </text:span><text:span text:style-name="T6">a </text:span><text:span text:style-name="T6">d</text:span><text:span text:style-name="T6">iff</text:span><text:span text:style-name="T6">e</text:span><text:span text:style-name="T6">r</text:span><text:span text:style-name="T6">e</text:span><text:span text:style-name="T6">n</text:span><text:span text:style-name="T6">t </text:span><text:span text:style-name="T6">cl</text:span><text:span text:style-name="T6">a</text:span><text:span text:style-name="T6">s</text:span><text:span text:style-name="T6">s</text:span><text:span text:style-name="T6">.</text:span></text:p>
                </text:list-item>
                <text:list-item>
                  <text:p text:style-name="P38"><text:span text:style-name="T6">T</text:span><text:span text:style-name="T6">h</text:span><text:span text:style-name="T6">u</text:span><text:span text:style-name="T6">s</text:span><text:span text:style-name="T6">, </text:span><text:span text:style-name="T6">t</text:span><text:span text:style-name="T6">h</text:span><text:span text:style-name="T6">e </text:span><text:span text:style-name="T6">v</text:span><text:span text:style-name="T6">p</text:span><text:span text:style-name="T6">tr </text:span><text:span text:style-name="T6">w</text:span><text:span text:style-name="T6">ill </text:span><text:span text:style-name="T6">b</text:span><text:span text:style-name="T6">e </text:span><text:span text:style-name="T6">t</text:span><text:span text:style-name="T6">o </text:span><text:span text:style-name="T6">t</text:span><text:span text:style-name="T6">h</text:span><text:span text:style-name="T6">e </text:span><text:span text:style-name="T6">v</text:span><text:span text:style-name="T6">t</text:span><text:span text:style-name="T6">a</text:span><text:span text:style-name="T6">b</text:span><text:span text:style-name="T6">l</text:span><text:span text:style-name="T6">e </text:span><text:span text:style-name="T6">o</text:span><text:span text:style-name="T6">f </text:span><text:span text:style-name="T6">t</text:span><text:span text:style-name="T6">h</text:span><text:span text:style-name="T6">e </text:span><text:span text:style-name="T6">s</text:span><text:span text:style-name="T6">a</text:span><text:span text:style-name="T6">m</text:span><text:span text:style-name="T6">e </text:span><text:span text:style-name="T6">cl</text:span><text:span text:style-name="T6">a</text:span><text:span text:style-name="T6">s</text:span><text:span text:style-name="T6">s</text:span><text:span text:style-name="T6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212cm" svg:height="10.659cm" svg:x="2.753cm" svg:y="2.16cm" draw:page-number="3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</text:span><text:span text:style-name="T4">al – </text:span><text:span text:style-name="T4">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9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8"><text:span text:style-name="T18">Time</text:span><text:span text:style-name="T6">: Calling a virtual method is more </text:span><text:span text:style-name="T6">expensive 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8"><text:span text:style-name="T6">Two pointers are “chased” to get to the </text:span><text:span text:style-name="T6">address of the function</text:span></text:p>
                      </text:list-item>
                      <text:list-item>
                        <text:p text:style-name="P38"><text:span text:style-name="T6">No inlining</text:span></text:p>
                      </text:list-item>
                    </text:list>
                  </text:list-item>
                  <text:list-item>
                    <text:p text:style-name="P40"><text:span text:style-name="T18">Memory</text:span><text:span text:style-name="T6">: objects with virtual methods have </text:span><text:span text:style-name="T6">an additional fields (about 8 bytes).</text:span></text:p>
                  </text:list-item>
                  <text:list-item>
                    <text:p text:style-name="P40"><text:span text:style-name="T18">Conclusion</text:span><text:span text:style-name="T6">: Declare a function “virtual” only </text:span><text:span text:style-name="T6">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</text:span><text:span text:style-name="T4">ruct</text:span><text:span text:style-name="T4">ors </text:span><text:span text:style-name="T4">&amp; </text:span><text:span text:style-name="T4">Inhe</text:span><text:span text:style-name="T4">rit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</text:span><text:span text:style-name="T4">ruct</text:span><text:span text:style-name="T4">ors </text:span><text:span text:style-name="T4">&amp; </text:span><text:span text:style-name="T4">Inhe</text:span><text:span text:style-name="T4">rit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</text:span><text:span text:style-name="T12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</text:span><text:span text:style-name="T4">al </text:span><text:span text:style-name="T4">Dest</text:span><text:span text:style-name="T4">ruct</text:span><text:span text:style-name="T4">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41"><text:span text:style-name="T6"/></text:p>
            <text:list text:style-name="L3">
              <text:list-item>
                <text:p text:style-name="P41"><text:span text:style-name="T6">Destructor is like any other method</text:span></text:p>
              </text:list-item>
              <text:list-item>
                <text:p text:style-name="P41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41"><text:span text:style-name="T6">To fix that, we need to declare virtual </text:span><text:span text:style-name="T6">destructor </text:span><text:span text:style-name="T18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</text:span><text:span text:style-name="T6">class must declare a destructor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</text:span><text:span text:style-name="T4">ruct</text:span><text:span text:style-name="T4">ors </text:span><text:span text:style-name="T4">&amp; </text:span><text:span text:style-name="T4">Inhe</text:span><text:span text:style-name="T4">ritan</text:span><text:span text:style-name="T4">ce</text:span></text:p>
          </draw:text-box>
        </draw:frame>
        <draw:frame draw:name="מציין מיקום של מספר שקופית 4" presentation:style-name="pr6" draw:text-style-name="P42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irtual </text:span><text:span text:style-name="T11">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Derived</text:span><text:span text:style-name="T12">::~</text:span><text:span text:style-name="T44">Derived</text:span><text:span text:style-name="T12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3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</text:span><text:span text:style-name="T4">ract </text:span><text:span text:style-name="T4">clas</text:span><text:span text:style-name="T4">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Revisiting our example, we write:</text:span></text:p>
            <text:p text:style-name="P13"><text:span text:style-name="T44"/></text:p>
            <text:p text:style-name="P15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75"><text:line-break/></text:span><text:span text:style-name="T75"> <text:s text:c="2"/></text:span><text:span text:style-name="T10">virtual</text:span><text:span text:style-name="T11"> </text:span><text:span text:style-name="T10">void</text:span><text:span text:style-name="T11"> draw() </text:span><text:span text:style-name="T10">const</text:span><text:span text:style-name="T11">; </text:span><text:span text:style-name="T75"><text:line-break/></text:span><text:span text:style-name="T75"> <text:s text:c="2"/></text:span><text:span text:style-name="T10">virtual</text:span><text:span text:style-name="T11"> </text:span><text:span text:style-name="T10">double</text:span><text:span text:style-name="T11"> area()</text:span><text:span text:style-name="T10"> const</text:span><text:span text:style-name="T11">; </text:span><text:span text:style-name="T75"><text:s/></text:span><text:span text:style-name="T75"><text:line-break/></text:span><text:span text:style-name="T11">}; </text:span><text:span text:style-name="T11"><text:line-break/></text:span><text:span text:style-name="T11"/></text:p>
            <text:p text:style-name="P15"><text:span text:style-name="T44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</text:span><text:span text:style-name="T4">ritan</text:span><text:span text:style-name="T4">ce &amp; </text:span><text:span text:style-name="T4">Inter</text:span><text:span text:style-name="T4">fac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6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44"><text:span text:style-name="T76">In this example, we never want to deal </text:span><text:span text:style-name="T76">with objects of type Shape</text:span></text:p>
              </text:list-item>
            </text:list>
            <text:list text:style-name="L11">
              <text:list-item>
                <text:list>
                  <text:list-item>
                    <text:p text:style-name="P45"><text:span text:style-name="T76">Shape serves the role of an interface</text:span></text:p>
                  </text:list-item>
                </text:list>
              </text:list-item>
              <text:list-item>
                <text:p text:style-name="P44"><text:span text:style-name="T76">All shapes need to be specific shapes <text:s/></text:span><text:span text:style-name="T76">instances of derived classes of Shape.</text:span></text:p>
              </text:list-item>
              <text:list-item>
                <text:p text:style-name="P44"><text:span text:style-name="T76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</text:span><text:span text:style-name="T4">e </text:span><text:span text:style-name="T4">Virtu</text:span><text:span text:style-name="T4">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</text:span><text:span text:style-name="T44">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{}; </text:span></text:p>
            <text:p text:style-name="P15"><text:span text:style-name="T11"><text:s text:c="3"/></text:span><text:span text:style-name="T11"><text:tab/></text:span><text:span text:style-name="T75">// pure virtuals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7">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double</text:span><text:span text:style-name="T11"> area() </text:span><text:span text:style-name="T10">const </text:span><text:span text:style-name="T11">= </text:span><text:span text:style-name="T77">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setName() = </text:span><text:span text:style-name="T77">0</text:span><text:span text:style-name="T11">; </text:span><text:span text:style-name="T75"><text:line-break/></text:span><text:span text:style-name="T11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</text:span><text:span text:style-name="T4">e </text:span><text:span text:style-name="T4">Virtu</text:span><text:span text:style-name="T4">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</text:span><text:span text:style-name="T44">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75">// pure virtuals</text:span><text:span text:style-name="T11"> <text:s text:c="2"/></text:span></text:p>
            <text:p text:style-name="P15"><text:span text:style-name="T10"><text:s text:c="5"/></text:span><text:span text:style-name="T10">virtual</text:span><text:span text:style-name="T11"> ~Shape()=</text:span><text:span text:style-name="T77"> 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7">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7">0</text:span><text:span text:style-name="T11">; </text:span><text:span text:style-name="T75"><text:line-break/></text:span><text:span text:style-name="T11">};</text:span></text:p>
            <text:p text:style-name="P15"><text:span text:style-name="T10">inline</text:span><text:span text:style-name="T11"> Shape::~Shape() { } </text:span><text:span text:style-name="T78">// What?!</text:span></text:p>
            <text:p text:style-name="P15"><text:span text:style-name="T1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</text:span><text:span text:style-name="T4">e </text:span><text:span text:style-name="T4">Virtu</text:span><text:span text:style-name="T4">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</text:span><text:span text:style-name="T79">must be </text:span><text:span text:style-name="T79">implemented in derived class, but it can be </text:span><text:span text:style-name="T79">implemented in base also, destructor will be </text:span><text:span text:style-name="T79">called here so we must define it!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~Shape()=</text:span><text:span text:style-name="T77"> 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7">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7">0</text:span><text:span text:style-name="T11">; </text:span><text:span text:style-name="T75"><text:line-break/></text:span><text:span text:style-name="T11">};</text:span></text:p>
            <text:p text:style-name="P15"><text:span text:style-name="T10">inline</text:span><text:span text:style-name="T11"> Shape::~Shape() { } </text:span><text:span text:style-name="T78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</text:span><text:span text:style-name="T4">e </text:span><text:span text:style-name="T4">Virtu</text:span><text:span text:style-name="T4">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</text:span></text:p>
            <text:p text:style-name="P13"><text:span text:style-name="T6"/></text:p>
            <text:p text:style-name="P15"><text:span text:style-name="T16">Shape* p; </text:span><text:span text:style-name="T80">// legal </text:span><text:span text:style-name="T80"><text:line-break/></text:span><text:span text:style-name="T16">Shape s; </text:span><text:span text:style-name="T81">// illegal</text:span><text:span text:style-name="T80"> </text:span></text:p>
            <text:p text:style-name="P15"><text:span text:style-name="T16">p = </text:span><text:span text:style-name="T20">new</text:span><text:span text:style-name="T16"> Shape; </text:span><text:span text:style-name="T81">// illegal</text:span><text:span text:style-name="T80"> </text:span><text:span text:style-name="T80"><text:line-break/></text:span><text:span text:style-name="T16">Circle c; </text:span><text:span text:style-name="T80">// legal </text:span><text:span text:style-name="T80"><text:line-break/></text:span><text:span text:style-name="T16">p = &amp;c; </text:span><text:span text:style-name="T80">// legal </text:span></text:p>
            <text:p text:style-name="P15"><text:span text:style-name="T16">p = new Circle; </text:span><text:span text:style-name="T80">// legal </text:span><text:span text:style-name="T80"><text:line-break/></text:span><text:span text:style-name="T8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</text:span><text:span text:style-name="T4">ate </text:span><text:span text:style-name="T4">Pur</text:span><text:span text:style-name="T4">e </text:span><text:span text:style-name="T4">Virtu</text:span><text:span text:style-name="T4">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Legal and often used, derived objects must </text:span><text:span text:style-name="T44">implement but cannot use:</text:span></text:p>
            <text:p text:style-name="P15"><text:span text:style-name="T13">class</text:span><text:span text:style-name="T14"> Shape {</text:span></text:p>
            <text:p text:style-name="P15"><text:span text:style-name="T14"><text:tab/></text:span><text:span text:style-name="T13">virtual</text:span><text:span text:style-name="T14"> </text:span><text:span text:style-name="T13">void</text:span><text:span text:style-name="T14"> drawImpl()= </text:span><text:span text:style-name="T82">0</text:span><text:span text:style-name="T14">;</text:span></text:p>
            <text:p text:style-name="P15"><text:span text:style-name="T14"><text:s text:c="3"/></text:span><text:span text:style-name="T13">static int </text:span><text:span text:style-name="T14">g_numDraws;</text:span></text:p>
            <text:p text:style-name="P15"><text:span text:style-name="T13">public</text:span><text:span text:style-name="T14">:</text:span></text:p>
            <text:p text:style-name="P15"><text:span text:style-name="T13">void</text:span><text:span text:style-name="T14"> draw()</text:span><text:span text:style-name="T13"> const </text:span><text:span text:style-name="T14">{</text:span></text:p>
            <text:p text:style-name="P15"><text:span text:style-name="T14"><text:s/></text:span><text:span text:style-name="T14"><text:tab/></text:span><text:span text:style-name="T14">++g_numDraws;</text:span></text:p>
            <text:p text:style-name="P15"><text:span text:style-name="T14"><text:tab/></text:span><text:span text:style-name="T14">drawImpl();</text:span></text:p>
            <text:p text:style-name="P15"><text:span text:style-name="T14">}</text:span><text:span text:style-name="T14"><text:line-break/></text:span><text:span text:style-name="T13">static</text:span><text:span text:style-name="T14"> </text:span><text:span text:style-name="T13">int</text:span><text:span text:style-name="T14"> numDraws() </text:span><text:span text:style-name="T13">const</text:span><text:span text:style-name="T14"> { return </text:span><text:span text:style-name="T14">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</text:span><text:span text:style-name="T4">al </text:span><text:span text:style-name="T4">Met</text:span><text:span text:style-name="T4">hod</text:span><text:span text:style-name="T4">s - </text:span><text:span text:style-name="T4">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4"><text:span text:style-name="T83">If you have virtual methods in a class, always </text:span><text:span text:style-name="T83">declare its destructor virtual</text:span></text:p>
              </text:list-item>
              <text:list-item>
                <text:p text:style-name="P44"><text:span text:style-name="T83">Never call virtual methods during construction </text:span><text:span text:style-name="T83">and destruction</text:span></text:p>
              </text:list-item>
              <text:list-item>
                <text:p text:style-name="P44"><text:span text:style-name="T83">Use pure virtual classes without any fields to </text:span><text:span text:style-name="T83">define interfaces</text:span></text:p>
              </text:list-item>
              <text:list-item>
                <text:p text:style-name="P44"><text:span text:style-name="T83">Use inheritance with polymorphism with care: Be </text:span><text:span text:style-name="T83">sure that this is the appropriate solution ("is a" </text:span><text:span text:style-name="T83">relation)</text:span></text:p>
              </text:list-item>
            </text:list>
          </draw:text-box>
        </draw:frame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84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7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7" draw:layer="layout" svg:width="23.706cm" svg:height="1.776cm" svg:x="0.847cm" svg:y="0.763cm" presentation:class="title" presentation:user-transformed="true">
          <draw:text-box>
            <text:p text:style-name="P8"><text:span text:style-name="T4">Inter</text:span><text:span text:style-name="T4">face</text:span><text:span text:style-name="T4">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47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44"><text:span text:style-name="T85"><text:s/></text:span><text:span text:style-name="T85">To create an equivalent to java </text:span><text:span text:style-name="T85">interface – declare a base class with </text:span><text:span text:style-name="T85">all methods pure virtual and no </text:span><text:span text:style-name="T85">fields.</text:span></text:p>
              </text:list-item>
            </text:list>
            <text:p text:style-name="P13"><text:span text:style-name="T85"/></text:p>
            <text:list text:continue-numbering="true" text:style-name="L13">
              <text:list-item>
                <text:p text:style-name="P13"><text:span text:style-name="T85"><text:s/></text:span><text:span text:style-name="T85">Inheritance can be used to hide </text:span><text:span text:style-name="T85">implementation. But, you will need a </text:span><text:span text:style-name="T85">factory, and with templates also </text:span><text:span text:style-name="T85">pimpl pattern (like in C’s List)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</text:span><text:span text:style-name="T4">pim</text:span><text:span text:style-name="T4">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5"><text:span text:style-name="T86">In List.h file:</text:span></text:p>
            <text:p text:style-name="P15"><text:span text:style-name="T13">class</text:span><text:span text:style-name="T14"> List { </text:span><text:span text:style-name="T14"><text:line-break/></text:span><text:span text:style-name="T13">public</text:span><text:span text:style-name="T14">: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Add()=</text:span><text:span text:style-name="T82">0</text:span><text:span text:style-name="T14">;    </text:span><text:span text:style-name="T13">virtual</text:span><text:span text:style-name="T14"> ~List(){};</text:span><text:span text:style-name="T14"><text:line-break/></text:span><text:span text:style-name="T14">   </text:span><text:span text:style-name="T13">static</text:span><text:span text:style-name="T14"> List* make(); </text:span><text:span text:style-name="T14"><text:line-break/></text:span><text:span text:style-name="T14">}; </text:span></text:p>
            <text:p text:style-name="P15"><text:span text:style-name="T14"><text:line-break/></text:span><text:span text:style-name="T86">In main.cpp:</text:span><text:span text:style-name="T86"><text:line-break/></text:span><text:span text:style-name="T14">List* L = List::make(); </text:span></text:p>
            <text:p text:style-name="P15"><text:span text:style-name="T14">L→Add();</text:span><text:span text:style-name="T14"><text:line-break/></text:span><text:span text:style-name="T14"/></text:p>
          </draw:text-box>
        </draw:frame>
        <draw:custom-shape draw:name="Rectangle 3" draw:style-name="gr34" draw:text-style-name="P22" draw:layer="layout" svg:width="12.064cm" svg:height="15.874cm" svg:x="12.954cm" svg:y="1.652cm">
          <text:p text:style-name="P15"><text:span text:style-name="T86">In List.cpp file:</text:span></text:p>
          <text:p text:style-name="P15"><text:span text:style-name="T52">class</text:span><text:span text:style-name="T53"> ListImpl:</text:span></text:p>
          <text:p text:style-name="P15"><text:span text:style-name="T52">public</text:span><text:span text:style-name="T53"> List{</text:span></text:p>
          <text:p text:style-name="P15"><text:span text:style-name="T53"><text:s text:c="3"/></text:span><text:span text:style-name="T52">int*</text:span><text:span text:style-name="T53"> theInts;</text:span></text:p>
          <text:p text:style-name="P15"><text:span text:style-name="T53"><text:s text:c="3"/></text:span><text:span text:style-name="T52">int</text:span><text:span text:style-name="T53"> numInts;</text:span><text:span text:style-name="T53"><text:line-break/></text:span><text:span text:style-name="T52">public</text:span><text:span text:style-name="T53">: </text:span><text:span text:style-name="T53"><text:line-break/></text:span><text:span text:style-name="T53"> <text:s text:c="2"/></text:span><text:span text:style-name="T52">void</text:span><text:span text:style-name="T53"> Add() { … }</text:span><text:span text:style-name="T53"><text:line-break/></text:span><text:span text:style-name="T53">}; </text:span></text:p>
          <text:p text:style-name="P15"><text:span text:style-name="T53"><text:line-break/></text:span><text:span text:style-name="T53">List* List::make() { </text:span><text:span text:style-name="T53"><text:line-break/></text:span><text:span text:style-name="T53">   </text:span><text:span text:style-name="T52">return</text:span><text:span text:style-name="T53"> </text:span><text:span text:style-name="T52">new</text:span><text:span text:style-name="T53"> ListImpl; </text:span><text:span text:style-name="T53"><text:line-break/></text:span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7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</text:span><text:span text:style-name="MT5">ך </text:span><text:span text:style-name="MT5">סגנון </text:span><text:span text:style-name="MT5">כותר</text:span><text:span text:style-name="MT5">ת </text:span><text:span text:style-name="MT5">של </text:span><text:span text:style-name="MT5">תבני</text:span><text:span text:style-name="MT5">ת </text:span><text:span text:style-name="MT5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09</meta:editing-cycles>
    <meta:print-date>1999-11-04T13:06:28</meta:print-date>
    <meta:creation-date>1999-10-10T10:49:40</meta:creation-date>
    <dc:date>2018-05-01T12:53:31.877613181</dc:date>
    <meta:editing-duration>P28DT2H57M24S</meta:editing-duration>
    <meta:generator>LibreOffice/5.1.6.2$Linux_X86_64 LibreOffice_project/10m0$Build-2</meta:generator>
    <meta:document-statistic meta:object-count="46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